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6d8ec" draw:textarea-horizontal-align="justify" draw:textarea-vertical-align="middle" draw:auto-grow-height="false" fo:min-height="2.15cm" fo:min-width="3.6cm"/>
    </style:style>
    <style:style style:name="gr2" style:family="graphic" style:parent-style-name="standard">
      <style:graphic-properties draw:fill-color="#c6d8ec" draw:textarea-horizontal-align="justify" draw:textarea-vertical-align="middle" draw:auto-grow-height="false" fo:min-height="1.75cm" fo:min-width="4.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1.75cm" fo:min-width="4.1cm"/>
    </style:style>
    <style:style style:name="gr5" style:family="graphic" style:parent-style-name="standard">
      <style:graphic-properties draw:fill-color="#c6d8ec" draw:textarea-horizontal-align="justify" draw:textarea-vertical-align="middle" draw:auto-grow-height="false" fo:min-height="1.75cm" fo:min-width="4.5cm"/>
    </style:style>
    <style:style style:name="gr6" style:family="graphic" style:parent-style-name="standard">
      <style:graphic-properties svg:stroke-color="#666666" draw:fill-color="#ffffff" draw:textarea-horizontal-align="justify" draw:textarea-vertical-align="middle" draw:auto-grow-height="false" fo:min-height="2.15cm" fo:min-width="3.6cm"/>
    </style:style>
    <style:style style:name="gr7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style:font-name="DejaVu Sans"/>
    </style:style>
    <style:style style:name="P2" style:family="paragraph">
      <loext:graphic-properties draw:fill-color="#c6d8ec"/>
      <style:paragraph-properties fo:text-align="center"/>
      <style:text-properties style:font-name="DejaVu San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DejaVu Sans"/>
    </style:style>
    <style:style style:name="P5" style:family="paragraph">
      <loext:graphic-properties draw:fill-color="#c6d8ec"/>
      <style:paragraph-properties fo:text-align="center"/>
      <style:text-properties style:font-name="DejaVu Sans" fo:font-weight="bold"/>
    </style:style>
    <style:style style:name="P6" style:family="paragraph">
      <loext:graphic-properties draw:fill-color="#ffffff"/>
    </style:style>
    <style:style style:name="T1" style:family="text">
      <style:text-properties style:font-name="DejaVu Sans" fo:font-size="14pt" style:font-size-asian="14pt" style:font-size-complex="14pt"/>
    </style:style>
    <style:style style:name="T2" style:family="text">
      <style:text-properties fo:color="#666666" style:font-name="DejaVu Sans" fo:font-size="11pt" style:font-size-asian="11pt" style:font-size-complex="11pt"/>
    </style:style>
    <style:style style:name="T3" style:family="text">
      <style:text-properties fo:color="#666666" style:font-name="DejaVu Sans" fo:font-size="14pt" style:font-size-asian="14pt" style:font-size-complex="14pt"/>
    </style:style>
    <style:style style:name="T4" style:family="text">
      <style:text-properties fo:color="#999999" style:font-name="DejaVu Sans" fo:font-size="11pt" style:font-size-asian="11pt" style:font-size-complex="11pt"/>
    </style:style>
    <style:style style:name="T5" style:family="text">
      <style:text-properties style:font-name="DejaVu Sans" fo:font-size="18pt" style:font-size-asian="18pt" style:font-size-complex="18pt"/>
    </style:style>
    <style:style style:name="T6" style:family="text">
      <style:text-properties fo:color="#000000" style:font-name="DejaVu Sans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custom-shape draw:style-name="gr1" draw:text-style-name="P2" draw:layer="layout" svg:width="4.1cm" svg:height="2.4cm" svg:x="10.45cm" svg:y="7.4cm">
          <text:p text:style-name="P1"><text:span text:style-name="T1">CCET</text:span></text:p>
          <text:p text:style-name="P1"><text:span text:style-name="T2">Centro de</text:span><text:span text:style-name="T2"><text:line-break/></text:span><text:span text:style-name="T2">Ciências Exatas</text:span><text:span text:style-name="T2"><text:line-break/></text:span><text:span text:style-name="T2">e Tecnologi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2cm" svg:x="10.2cm" svg:y="11.4cm">
          <text:p text:style-name="P1"><text:span text:style-name="T1">EIA</text:span></text:p>
          <text:p text:style-name="P1"><text:span text:style-name="T2">Escola de </text:span><text:span text:style-name="T2"><text:line-break/></text:span><text:span text:style-name="T2">Informática Aplicada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5cm" svg:y1="9.8cm" svg:x2="12.5cm" svg:y2="11.4cm">
          <text:p/>
        </draw:line>
        <draw:custom-shape draw:style-name="gr4" draw:text-style-name="P4" draw:layer="layout" svg:width="4.6cm" svg:height="2cm" svg:x="15.5cm" svg:y="11.4cm">
          <text:p text:style-name="P1"><text:span text:style-name="T3">EEP</text:span></text:p>
          <text:p text:style-name="P1"><text:span text:style-name="T4">Escola de Engenharia</text:span><text:span text:style-name="T4"><text:line-break/></text:span><text:span text:style-name="T4">de Produçã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cm" svg:height="2cm" svg:x="4.9cm" svg:y="11.4cm">
          <text:p text:style-name="P1"><text:span text:style-name="T3">EM</text:span></text:p>
          <text:p text:style-name="P1"><text:span text:style-name="T4">Escola de </text:span><text:span text:style-name="T4"><text:line-break/></text:span><text:span text:style-name="T4">Matemática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8cm" svg:y1="10.6cm" svg:x2="7.2cm" svg:y2="10.6cm">
          <text:p/>
        </draw:line>
        <draw:line draw:style-name="gr3" draw:text-style-name="P3" draw:layer="layout" svg:x1="17.8cm" svg:y1="10.6cm" svg:x2="17.8cm" svg:y2="11.4cm">
          <text:p/>
        </draw:line>
        <draw:line draw:style-name="gr3" draw:text-style-name="P3" draw:layer="layout" svg:x1="7.2cm" svg:y1="10.6cm" svg:x2="7.2cm" svg:y2="11.4cm">
          <text:p/>
        </draw:line>
        <draw:custom-shape draw:style-name="gr5" draw:text-style-name="P5" draw:layer="layout" svg:width="5cm" svg:height="2cm" svg:x="10cm" svg:y="15cm">
          <text:p text:style-name="P1"><text:span text:style-name="T5">BSI</text:span></text:p>
          <text:p text:style-name="P1"><text:span text:style-name="T6">Bacharelado em</text:span><text:span text:style-name="T6"><text:line-break/></text:span><text:span text:style-name="T6">Sistemas de Informação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5cm" svg:y1="13.4cm" svg:x2="12.5cm" svg:y2="15cm">
          <text:p/>
        </draw:line>
        <draw:custom-shape draw:style-name="gr6" draw:text-style-name="P4" draw:layer="layout" svg:width="4.1cm" svg:height="2.4cm" svg:x="5.9cm" svg:y="7.4cm">
          <text:p text:style-name="P1"><text:span text:style-name="T3">CCBS</text:span></text:p>
          <text:p text:style-name="P1"><text:span text:style-name="T4">Centro de</text:span></text:p>
          <text:p text:style-name="P1"><text:span text:style-name="T4">Ciências Biológicas</text:span></text:p>
          <text:p text:style-name="P1"><text:span text:style-name="T4">e da Saúd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6cm" svg:y1="6.6cm" svg:x2="3.4cm" svg:y2="6.6cm">
          <text:p/>
        </draw:line>
        <draw:line draw:style-name="gr3" draw:text-style-name="P3" draw:layer="layout" svg:x1="17.2cm" svg:y1="6.6cm" svg:x2="17.2cm" svg:y2="7.4cm">
          <text:p/>
        </draw:line>
        <draw:line draw:style-name="gr3" draw:text-style-name="P3" draw:layer="layout" svg:x1="12.5cm" svg:y1="5.8cm" svg:x2="12.5cm" svg:y2="7.4cm">
          <text:p/>
        </draw:line>
        <draw:custom-shape draw:style-name="gr2" draw:text-style-name="P2" draw:layer="layout" svg:width="4.6cm" svg:height="2cm" svg:x="10.2cm" svg:y="3.9cm">
          <text:p text:style-name="P1"><text:span text:style-name="T1">UNIRIO</text:span></text:p>
          <text:p text:style-name="P1"><text:span text:style-name="T2">Univers. Federal do </text:span><text:span text:style-name="T2"><text:line-break/></text:span><text:span text:style-name="T2">Estado do Rio de Jan.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1cm" svg:height="2.4cm" svg:x="15cm" svg:y="7.4cm">
          <text:p text:style-name="P1"><text:span text:style-name="T3">CCH</text:span></text:p>
          <text:p text:style-name="P1"><text:span text:style-name="T4">Centro de</text:span></text:p>
          <text:p text:style-name="P1"><text:span text:style-name="T4">Ciências Humanas</text:span></text:p>
          <text:p text:style-name="P1"><text:span text:style-name="T4">e Sociai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1cm" svg:height="2.4cm" svg:x="19.5cm" svg:y="7.4cm">
          <text:p text:style-name="P1"><text:span text:style-name="T3">CLA</text:span></text:p>
          <text:p text:style-name="P1"><text:span text:style-name="T4">Centro de</text:span></text:p>
          <text:p text:style-name="P1"><text:span text:style-name="T4">Letras</text:span></text:p>
          <text:p text:style-name="P1"><text:span text:style-name="T4">e Art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1cm" svg:height="2.4cm" svg:x="1.4cm" svg:y="7.4cm">
          <text:p text:style-name="P1"><text:span text:style-name="T3">CCJP</text:span></text:p>
          <text:p text:style-name="P1"><text:span text:style-name="T4">Centro de</text:span></text:p>
          <text:p text:style-name="P1"><text:span text:style-name="T4">Ciências Jurídicas</text:span></text:p>
          <text:p text:style-name="P1"><text:span text:style-name="T4">e Política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6cm" svg:y1="6.6cm" svg:x2="21.6cm" svg:y2="7.4cm">
          <text:p/>
        </draw:line>
        <draw:line draw:style-name="gr3" draw:text-style-name="P3" draw:layer="layout" svg:x1="8cm" svg:y1="6.6cm" svg:x2="8cm" svg:y2="7.4cm">
          <text:p/>
        </draw:line>
        <draw:line draw:style-name="gr3" draw:text-style-name="P3" draw:layer="layout" svg:x1="3.4cm" svg:y1="6.6cm" svg:x2="3.4cm" svg:y2="7.4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9T19:49:25.656493631</meta:creation-date>
    <dc:date>2017-06-29T20:10:10.224597270</dc:date>
    <meta:editing-duration>PT20M42S</meta:editing-duration>
    <meta:editing-cycles>5</meta:editing-cycles>
    <meta:generator>LibreOffice/5.1.6.2$Linux_X86_64 LibreOffice_project/10m0$Build-2</meta:generator>
    <meta:document-statistic meta:object-count="44"/>
  </office:meta>
</office:document-meta>
</file>